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 bei Einführung</text:p>
          </table:table-cell>
        </table:table-row>
        <table:table-row table:style-name="ro1">
          <table:table-cell table:style-name="ce2" office:value-type="float" office:value="4740" calcext:value-type="float">
            <text:p>474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5300" calcext:value-type="float">
            <text:p>53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2" office:value-type="float" office:value="5314" calcext:value-type="float">
            <text:p>531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634" calcext:value-type="float">
            <text:p>56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321" calcext:value-type="float">
            <text:p>632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2" office:value-type="float" office:value="6803" calcext:value-type="float">
            <text:p>680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7125" calcext:value-type="float">
            <text:p>712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2" office:value-type="float" office:value="7155" calcext:value-type="float">
            <text:p>715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7238" calcext:value-type="float">
            <text:p>723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47" calcext:value-type="float">
            <text:p>75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89" calcext:value-type="float">
            <text:p>78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12" calcext:value-type="float">
            <text:p>82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04" calcext:value-type="float">
            <text:p>89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929" calcext:value-type="float">
            <text:p>892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58" calcext:value-type="float">
            <text:p>915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/>anfangs sehr leichter dunst</text:p>
          </table:table-cell>
        </table:table-row>
        <table:table-row table:style-name="ro1">
          <table:table-cell office:value-type="float" office:value="16311" calcext:value-type="float">
            <text:p>1631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420" calcext:value-type="float">
            <text:p>164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74" calcext:value-type="float">
            <text:p>1647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508" calcext:value-type="float">
            <text:p>1650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16" calcext:value-type="float">
            <text:p>1731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695" calcext:value-type="float">
            <text:p>176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33" calcext:value-type="float">
            <text:p>1773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186" calcext:value-type="float">
            <text:p>1818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57" calcext:value-type="float">
            <text:p>1835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479" calcext:value-type="float">
            <text:p>184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43" calcext:value-type="float">
            <text:p>1854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655" calcext:value-type="float">
            <text:p>1865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96" calcext:value-type="float">
            <text:p>1959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tl stark verraucht</text:p>
          </table:table-cell>
        </table:table-row>
        <table:table-row table:style-name="ro1">
          <table:table-cell office:value-type="float" office:value="19845" calcext:value-type="float">
            <text:p>198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14" calcext:value-type="float">
            <text:p>206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680" calcext:value-type="float">
            <text:p>2068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85" calcext:value-type="float">
            <text:p>225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642" calcext:value-type="float">
            <text:p>2264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54" calcext:value-type="float">
            <text:p>2395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983" calcext:value-type="float">
            <text:p>239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12" calcext:value-type="float">
            <text:p>240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027" calcext:value-type="float">
            <text:p>2402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69" calcext:value-type="float">
            <text:p>2456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699" calcext:value-type="float">
            <text:p>2469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79" calcext:value-type="float">
            <text:p>2517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tl stark verraucht</text:p>
          </table:table-cell>
        </table:table-row>
        <table:table-row table:style-name="ro1">
          <table:table-cell office:value-type="float" office:value="25202" calcext:value-type="float">
            <text:p>2520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10" calcext:value-type="float">
            <text:p>283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auerhaft vernebelt</text:p>
          </table:table-cell>
        </table:table-row>
        <table:table-row table:style-name="ro1">
          <table:table-cell office:value-type="float" office:value="28791" calcext:value-type="float">
            <text:p>2879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11" calcext:value-type="float">
            <text:p>2911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164" calcext:value-type="float">
            <text:p>2916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52" calcext:value-type="float">
            <text:p>2935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tl stark verraucht</text:p>
          </table:table-cell>
        </table:table-row>
        <table:table-row table:style-name="ro1">
          <table:table-cell office:value-type="float" office:value="29487" calcext:value-type="float">
            <text:p>2948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185" calcext:value-type="float">
            <text:p>301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440" calcext:value-type="float">
            <text:p>3044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0645" calcext:value-type="float">
            <text:p>3064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</text:p>
          </table:table-cell>
        </table:table-row>
        <table:table-row table:style-name="ro1">
          <table:table-cell office:value-type="float" office:value="30672" calcext:value-type="float">
            <text:p>3067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809" calcext:value-type="float">
            <text:p>308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073" calcext:value-type="float">
            <text:p>310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1342" calcext:value-type="float">
            <text:p>3134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tl stark verraucht</text:p>
          </table:table-cell>
        </table:table-row>
        <table:table-row table:style-name="ro1">
          <table:table-cell office:value-type="float" office:value="31545" calcext:value-type="float">
            <text:p>31545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</table:table-row>
        <table:table-row table:style-name="ro1">
          <table:table-cell office:value-type="float" office:value="43560" calcext:value-type="float">
            <text:p>4356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731" calcext:value-type="float">
            <text:p>467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085" calcext:value-type="float">
            <text:p>4708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7107" calcext:value-type="float">
            <text:p>471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175" calcext:value-type="float">
            <text:p>4717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260" calcext:value-type="float">
            <text:p>4726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7273" calcext:value-type="float">
            <text:p>4727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095" calcext:value-type="float">
            <text:p>4909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098" calcext:value-type="float">
            <text:p>4909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228" calcext:value-type="float">
            <text:p>4922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438" calcext:value-type="float">
            <text:p>4943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539" calcext:value-type="float">
            <text:p>4953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631" calcext:value-type="float">
            <text:p>4963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671" calcext:value-type="float">
            <text:p>4967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732" calcext:value-type="float">
            <text:p>4973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990" calcext:value-type="float">
            <text:p>499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055" calcext:value-type="float">
            <text:p>5005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170" calcext:value-type="float">
            <text:p>5017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203" calcext:value-type="float">
            <text:p>502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564" calcext:value-type="float">
            <text:p>5056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654" calcext:value-type="float">
            <text:p>5065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669" calcext:value-type="float">
            <text:p>5066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871" calcext:value-type="float">
            <text:p>5087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907" calcext:value-type="float">
            <text:p>509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935" calcext:value-type="float">
            <text:p>5093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08T17:35:53.529434244</dc:date>
    <meta:editing-duration>PT17H33M57S</meta:editing-duration>
    <meta:editing-cycles>454</meta:editing-cycles>
    <meta:generator>LibreOffice/7.3.6.2$Linux_X86_64 LibreOffice_project/30$Build-2</meta:generator>
    <meta:document-statistic meta:table-count="1" meta:cell-count="283" meta:object-count="0"/>
  </office:meta>
</office:document-meta>
</file>